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0c1d" officeooo:paragraph-rsid="00120c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mund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8T14:30:01.759000000</meta:creation-date>
    <dc:date>2022-02-18T14:30:41.168000000</dc:date>
    <meta:editing-duration>PT40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7.3.0.3$Windows_X86_64 LibreOffice_project/0f246aa12d0eee4a0f7adcefbf7c878fc2238db3</meta:generator>
  </office:meta>
</office:document-meta>
</file>